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evice, мм. рт. ст.</text:p>
          </table:table-cell>
          <table:table-cell office:value-type="string" calcext:value-type="string">
            <text:p>P, мм. рт. ст.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738.8-[.A2]" office:value-type="float" office:value="18.8" calcext:value-type="float">
            <text:p>18,8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738.8-[.A3]" office:value-type="float" office:value="78.8" calcext:value-type="float">
            <text:p>78,8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738.8-[.A4]" office:value-type="float" office:value="98.8" calcext:value-type="float">
            <text:p>98,8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738.8-[.A5]" office:value-type="float" office:value="108.8" calcext:value-type="float">
            <text:p>108,8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738.8-[.A6]" office:value-type="float" office:value="118.8" calcext:value-type="float">
            <text:p>118,8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738.8-[.A7]" office:value-type="float" office:value="128.8" calcext:value-type="float">
            <text:p>128,8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738.8-[.A8]" office:value-type="float" office:value="138.8" calcext:value-type="float">
            <text:p>138,8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738.8-[.A9]" office:value-type="float" office:value="148.8" calcext:value-type="float">
            <text:p>148,8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738.8-[.A10]" office:value-type="float" office:value="158.8" calcext:value-type="float">
            <text:p>158,8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738.8-[.A11]" office:value-type="float" office:value="168.8" calcext:value-type="float">
            <text:p>168,8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738.8-[.A12]" office:value-type="float" office:value="178.8" calcext:value-type="float">
            <text:p>178,8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738.8-[.A13]" office:value-type="float" office:value="188.8" calcext:value-type="float">
            <text:p>188,8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738.8-[.A14]" office:value-type="float" office:value="198.8" calcext:value-type="float">
            <text:p>198,8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738.8-[.A15]" office:value-type="float" office:value="208.8" calcext:value-type="float">
            <text:p>208,8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738.8-[.A16]" office:value-type="float" office:value="218.8" calcext:value-type="float">
            <text:p>218,8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738.8-[.A17]" office:value-type="float" office:value="228.8" calcext:value-type="float">
            <text:p>228,8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738.8-[.A18]" office:value-type="float" office:value="238.8" calcext:value-type="float">
            <text:p>238,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738.8-[.A19]" office:value-type="float" office:value="248.8" calcext:value-type="float">
            <text:p>248,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738.8-[.A20]" office:value-type="float" office:value="258.8" calcext:value-type="float">
            <text:p>258,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738.8-[.A21]" office:value-type="float" office:value="268.8" calcext:value-type="float">
            <text:p>268,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738.8-[.A22]" office:value-type="float" office:value="278.8" calcext:value-type="float">
            <text:p>278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738.8-[.A23]" office:value-type="float" office:value="288.8" calcext:value-type="float">
            <text:p>288,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738.8-[.A24]" office:value-type="float" office:value="318.8" calcext:value-type="float">
            <text:p>318,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738.8-[.A25]" office:value-type="float" office:value="368.8" calcext:value-type="float">
            <text:p>368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738.8-[.A26]" office:value-type="float" office:value="408.8" calcext:value-type="float">
            <text:p>408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738.8-[.A27]" office:value-type="float" office:value="478.8" calcext:value-type="float">
            <text:p>478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738.8-[.A28]" office:value-type="float" office:value="608.8" calcext:value-type="float">
            <text:p>608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738.8-[.A29]" office:value-type="float" office:value="638.8" calcext:value-type="float">
            <text:p>638,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.00.0000</text:date>, <text:time style:data-style-name="N2" text:time-value="17:43:50.9039014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2:00:27.850218247</meta:creation-date>
    <dc:date>2022-09-14T17:44:23.738862480</dc:date>
    <meta:editing-duration>PT5M39S</meta:editing-duration>
    <meta:editing-cycles>2</meta:editing-cycles>
    <meta:generator>LibreOffice/6.4.7.2$Linux_X86_64 LibreOffice_project/40$Build-2</meta:generator>
    <meta:document-statistic meta:table-count="1" meta:cell-count="87" meta:object-count="0"/>
  </office:meta>
</office:document-meta>
</file>